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25cm"/>
    </style:style>
    <style:style style:name="gr2" style:family="graphic" style:parent-style-name="Standard_5f_1">
      <style:graphic-properties draw:stroke="none" svg:stroke-color="#000000" draw:fill="none" draw:fill-color="#ffffff" fo:min-height="3.25cm"/>
    </style:style>
    <style:style style:name="gr3" style:family="graphic" style:parent-style-name="Standard_5f_1_5f_1">
      <style:graphic-properties draw:stroke="none" svg:stroke-color="#000000" draw:fill="none" draw:fill-color="#ffffff" fo:min-height="3.556cm"/>
    </style:style>
    <style:style style:name="gr4" style:family="graphic" style:parent-style-name="Standard_5f_1_5f_1_5f_5">
      <style:graphic-properties draw:stroke="none" svg:stroke-color="#000000" draw:fill="none" draw:fill-color="#ffffff" fo:min-height="4.267cm"/>
    </style:style>
    <style:style style:name="gr5" style:family="graphic" style:parent-style-name="Standard_5f_1_5f_1_5f_5_5f_1">
      <style:graphic-properties draw:stroke="none" svg:stroke-color="#000000" draw:fill="none" draw:fill-color="#ffffff" fo:min-height="3.556cm"/>
    </style:style>
    <style:style style:name="gr6" style:family="graphic" style:parent-style-name="Standard_5f_1_5f_1_5f_5_5f_1_5f_1">
      <style:graphic-properties draw:stroke="none" svg:stroke-color="#000000" draw:fill="none" draw:fill-color="#ffffff" fo:min-height="3.556cm"/>
    </style:style>
    <style:style style:name="gr7" style:family="graphic" style:parent-style-name="Standard_5f_1_5f_1_5f_1">
      <style:graphic-properties draw:stroke="none" svg:stroke-color="#000000" draw:fill="none" draw:fill-color="#ffffff" fo:min-height="3.25cm"/>
    </style:style>
    <style:style style:name="gr8" style:family="graphic" style:parent-style-name="Standard_5f_1_5f_1_5f_1_5f_1">
      <style:graphic-properties draw:stroke="none" svg:stroke-color="#000000" draw:fill="none" draw:fill-color="#ffffff" fo:min-height="3.25cm"/>
    </style:style>
    <style:style style:name="gr9" style:family="graphic" style:parent-style-name="Standard_5f_1_5f_1_5f_1_5f_1_5f_2">
      <style:graphic-properties draw:stroke="none" svg:stroke-color="#000000" draw:fill="none" draw:fill-color="#ffffff" fo:min-height="3.25cm"/>
    </style:style>
    <style:style style:name="gr10" style:family="graphic" style:parent-style-name="Standard_5f_1_5f_1_5f_1_5f_1_5f_1">
      <style:graphic-properties draw:stroke="none" svg:stroke-color="#000000" draw:fill="none" draw:fill-color="#ffffff" fo:min-height="3.25cm"/>
    </style:style>
    <style:style style:name="gr11" style:family="graphic" style:parent-style-name="Standard_5f_1_5f_2">
      <style:graphic-properties draw:stroke="none" svg:stroke-color="#000000" draw:fill="none" draw:fill-color="#ffffff" fo:min-height="3.25cm"/>
    </style:style>
    <style:style style:name="gr12" style:family="graphic" style:parent-style-name="Standard_5f_1_5f_2_5f_3">
      <style:graphic-properties draw:stroke="none" svg:stroke-color="#000000" draw:fill="none" draw:fill-color="#ffffff" fo:min-height="3.25cm"/>
    </style:style>
    <style:style style:name="gr13" style:family="graphic" style:parent-style-name="Standard_5f_1_5f_2_5f_2">
      <style:graphic-properties draw:stroke="none" svg:stroke-color="#000000" draw:fill="none" draw:fill-color="#ffffff" fo:min-height="3.25cm"/>
    </style:style>
    <style:style style:name="gr14" style:family="graphic" style:parent-style-name="Standard_5f_1">
      <style:graphic-properties draw:stroke="none" svg:stroke-color="#000000" draw:fill="none" draw:fill-color="#ffffff" fo:min-height="7.111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="none" draw:fill-color="#ffffff"/>
      <style:text-properties fo:font-size="18pt" fo:font-weight="normal" style:font-weight-asian="normal" style:font-weight-complex="normal"/>
    </style:style>
    <style:style style:name="P3" style:family="paragraph">
      <loext:graphic-properties draw:fill="none" draw:fill-color="#ffffff"/>
      <style:text-properties fo:color="#000000" fo:font-size="18pt" fo:font-weight="bold"/>
    </style:style>
    <style:style style:name="T1" style:family="text">
      <style:text-properties fo:font-size="18pt"/>
    </style:style>
    <style:style style:name="T2" style:family="text">
      <style:text-properties fo:color="#2a6099" fo:font-size="18pt" fo:font-weight="normal" style:font-weight-asian="normal" style:font-weight-complex="normal"/>
    </style:style>
    <style:style style:name="T3" style:family="text">
      <style:text-properties fo:color="#ff0000" fo:font-size="18pt" fo:font-weight="bold" style:font-weight-asian="bold" style:font-weight-complex="bold"/>
    </style:style>
    <style:style style:name="T4" style:family="text">
      <style:text-properties fo:color="#000000" fo:font-size="18pt" fo:font-weight="normal" style:font-weight-asian="normal" style:font-weight-complex="normal"/>
    </style:style>
    <style:style style:name="T5" style:family="text">
      <style:text-properties fo:color="#ff8000" fo:font-size="18pt" fo:font-weight="normal" style:font-weight-asian="normal" style:font-weight-complex="normal"/>
    </style:style>
    <style:style style:name="T6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ff0000" fo:font-size="18pt" fo:font-weight="normal" style:font-weight-asian="normal" style:font-weight-complex="normal"/>
    </style:style>
    <style:style style:name="T8" style:family="text">
      <style:text-properties fo:font-size="18pt" fo:font-weight="normal" style:font-weight-asian="normal" style:font-weight-complex="normal"/>
    </style:style>
    <style:style style:name="T9" style:family="text">
      <style:text-properties fo:font-variant="normal" fo:text-transform="none" fo:color="#ff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a933" fo:font-size="18pt" fo:font-weight="normal" style:font-weight-asian="normal" style:font-weight-complex="normal"/>
    </style:style>
    <style:style style:name="T12" style:family="text">
      <style:text-properties fo:font-variant="normal" fo:text-transform="none" fo:color="#00a933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111111" fo:font-size="18pt" fo:font-weight="normal" style:font-weight-asian="normal" style:font-weight-complex="normal"/>
    </style:style>
    <style:style style:name="T15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800080" fo:font-size="18pt" fo:font-weight="normal" style:font-size-asian="18pt" style:font-weight-asian="normal" style:font-size-complex="18pt" style:font-weight-complex="normal"/>
    </style:style>
    <style:style style:name="T17" style:family="text">
      <style:text-properties fo:color="#ff0000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7cm" svg:height="3.5cm" svg:x="5.2cm" svg:y="4.6cm">
          <draw:text-box>
            <text:p><text:span text:style-name="T1">int </text:span><text:span text:style-name="T2">name</text:span><text:span text:style-name="T3"> </text:span><text:span text:style-name="T4">= 9</text:span><text:span text:style-name="T1">;</text:span></text:p>
            <text:p><text:span text:style-name="T1"/></text:p>
            <text:p><text:span text:style-name="T2">blau: Bezeichner</text:span></text:p>
          </draw:text-box>
        </draw:frame>
      </draw:page>
      <draw:page draw:name="page2" draw:style-name="dp1" draw:master-page-name="Standard">
        <draw:frame draw:style-name="gr2" draw:text-style-name="P1" draw:layer="layout" svg:width="11.7cm" svg:height="3.5cm" svg:x="5.1cm" svg:y="4.7cm">
          <draw:text-box>
            <text:p><text:span text:style-name="T5">if</text:span><text:span text:style-name="T6">(</text:span><text:span text:style-name="T5">true</text:span><text:span text:style-name="T4">);</text:span></text:p>
            <text:p><text:span text:style-name="T1"/></text:p>
            <text:p><text:span text:style-name="T5">orange: Schlüsselwort</text:span></text:p>
          </draw:text-box>
        </draw:frame>
      </draw:page>
      <draw:page draw:name="page3" draw:style-name="dp1" draw:master-page-name="Standard">
        <draw:frame draw:style-name="gr3" draw:text-style-name="P2" draw:layer="layout" svg:width="11.7cm" svg:height="3.806cm" svg:x="5.1cm" svg:y="3.494cm">
          <draw:text-box>
            <text:p><text:span text:style-name="T7">int</text:span><text:span text:style-name="T8"> </text:span><text:span text:style-name="T2">var</text:span><text:span text:style-name="T8">;</text:span></text:p>
            <text:p><text:span text:style-name="T8"/></text:p>
            <text:p><text:span text:style-name="T7">rot: Typ</text:span></text:p>
            <text:p><text:span text:style-name="T2">blau: Bezeichner</text:span></text:p>
            <text:p><text:span text:style-name="T8"/></text:p>
          </draw:text-box>
        </draw:frame>
      </draw:page>
      <draw:page draw:name="page4" draw:style-name="dp1" draw:master-page-name="Standard">
        <draw:frame draw:style-name="gr4" draw:text-style-name="P2" draw:layer="layout" svg:width="11.7cm" svg:height="4.517cm" svg:x="4.3cm" svg:y="3.494cm">
          <draw:text-box>
            <text:p><text:span text:style-name="T9">int</text:span><text:span text:style-name="T10"> </text:span><text:span text:style-name="T2">var</text:span><text:span text:style-name="T7"> </text:span><text:span text:style-name="T4">= </text:span><text:span text:style-name="T11">9</text:span><text:span text:style-name="T8">;</text:span></text:p>
            <text:p><text:span text:style-name="T8"/></text:p>
            <text:p><text:span text:style-name="T7">rot: Typ</text:span></text:p>
            <text:p><text:span text:style-name="T2">blau: Bezeichner</text:span></text:p>
            <text:p><text:span text:style-name="T11">grün: assoziierter Wert</text:span></text:p>
            <text:p><text:span text:style-name="T8"/></text:p>
          </draw:text-box>
        </draw:frame>
      </draw:page>
      <draw:page draw:name="page5" draw:style-name="dp1" draw:master-page-name="Standard">
        <draw:frame draw:style-name="gr5" draw:text-style-name="P2" draw:layer="layout" svg:width="11.7cm" svg:height="3.806cm" svg:x="4.3cm" svg:y="3.494cm">
          <draw:text-box>
            <text:p><text:span text:style-name="T2">var</text:span><text:span text:style-name="T7"> </text:span><text:span text:style-name="T4">= </text:span><text:span text:style-name="T11">9</text:span><text:span text:style-name="T8">;</text:span></text:p>
            <text:p><text:span text:style-name="T7"/></text:p>
            <text:p><text:span text:style-name="T2">blau: Bezeichner</text:span></text:p>
            <text:p><text:span text:style-name="T12">grün: </text:span><text:span text:style-name="T11">assoziierter Wert</text:span></text:p>
            <text:p><text:span text:style-name="T8"/></text:p>
          </draw:text-box>
        </draw:frame>
      </draw:page>
      <draw:page draw:name="page6" draw:style-name="dp1" draw:master-page-name="Standard">
        <draw:frame draw:style-name="gr6" draw:text-style-name="P2" draw:layer="layout" svg:width="11.7cm" svg:height="3.806cm" svg:x="4.3cm" svg:y="3.494cm">
          <draw:text-box>
            <text:p><text:span text:style-name="T13">System.out.println(</text:span><text:span text:style-name="T2">var</text:span><text:span text:style-name="T4">);</text:span></text:p>
            <text:p><text:span text:style-name="T7"/></text:p>
            <text:p><text:span text:style-name="T2">blau: Bezeichner</text:span></text:p>
            <text:p><text:span text:style-name="T11"/></text:p>
            <text:p><text:span text:style-name="T8"/></text:p>
          </draw:text-box>
        </draw:frame>
      </draw:page>
      <draw:page draw:name="page7" draw:style-name="dp1" draw:master-page-name="Standard">
        <draw:frame draw:style-name="gr7" draw:text-style-name="P2" draw:layer="layout" svg:width="11.7cm" svg:height="3.5cm" svg:x="3.6cm" svg:y="4.7cm">
          <draw:text-box>
            <text:p><text:span text:style-name="T4">System.out.println(</text:span><text:span text:style-name="T11">‘a‘</text:span><text:span text:style-name="T8">);</text:span></text:p>
            <text:p><text:span text:style-name="T8"/></text:p>
            <text:p><text:span text:style-name="T11">grün: Charakterliteral </text:span></text:p>
          </draw:text-box>
        </draw:frame>
      </draw:page>
      <draw:page draw:name="page8" draw:style-name="dp1" draw:master-page-name="Standard">
        <draw:frame draw:style-name="gr8" draw:text-style-name="P2" draw:layer="layout" svg:width="11.7cm" svg:height="3.5cm" svg:x="5cm" svg:y="4.7cm">
          <draw:text-box>
            <text:p><text:span text:style-name="T4">var</text:span><text:span text:style-name="T7"> </text:span><text:span text:style-name="T4">= </text:span><text:span text:style-name="T11">14</text:span><text:span text:style-name="T8">;</text:span></text:p>
            <text:p><text:span text:style-name="T8"/></text:p>
            <text:p><text:span text:style-name="T11">grün: Literal </text:span></text:p>
          </draw:text-box>
        </draw:frame>
      </draw:page>
      <draw:page draw:name="page9" draw:style-name="dp1" draw:master-page-name="Standard">
        <draw:frame draw:style-name="gr9" draw:text-style-name="P2" draw:layer="layout" svg:width="11.7cm" svg:height="3.5cm" svg:x="5cm" svg:y="4.7cm">
          <draw:text-box>
            <text:p><text:span text:style-name="T4">int</text:span><text:span text:style-name="T8"> </text:span><text:span text:style-name="T4">name</text:span><text:span text:style-name="T7"> </text:span><text:span text:style-name="T4">= </text:span><text:span text:style-name="T11">9</text:span><text:span text:style-name="T8">;</text:span></text:p>
            <text:p><text:span text:style-name="T8"/></text:p>
            <text:p><text:span text:style-name="T11">grün: Integerliteral </text:span></text:p>
          </draw:text-box>
        </draw:frame>
      </draw:page>
      <draw:page draw:name="page10" draw:style-name="dp1" draw:master-page-name="Standard">
        <draw:frame draw:style-name="gr10" draw:text-style-name="P2" draw:layer="layout" svg:width="11.7cm" svg:height="3.5cm" svg:x="5cm" svg:y="4.7cm">
          <draw:text-box>
            <text:p><text:span text:style-name="T4">float</text:span><text:span text:style-name="T8"> </text:span><text:span text:style-name="T4">number</text:span><text:span text:style-name="T7"> </text:span><text:span text:style-name="T4">= </text:span><text:span text:style-name="T11">3.4F</text:span><text:span text:style-name="T8">;</text:span></text:p>
            <text:p><text:span text:style-name="T8"/></text:p>
            <text:p><text:span text:style-name="T11">grün: float-Literal </text:span></text:p>
          </draw:text-box>
        </draw:frame>
      </draw:page>
      <draw:page draw:name="page11" draw:style-name="dp1" draw:master-page-name="Standard">
        <draw:frame draw:style-name="gr11" draw:text-style-name="P2" draw:layer="layout" svg:width="11.7cm" svg:height="3.5cm" svg:x="3.5cm" svg:y="4.4cm">
          <draw:text-box>
            <text:p><text:span text:style-name="T14">String</text:span><text:span text:style-name="T8"> </text:span><text:span text:style-name="T4">name</text:span><text:span text:style-name="T7"> </text:span><text:span text:style-name="T4">= </text:span><text:span text:style-name="T11">“word“</text:span><text:span text:style-name="T4">;</text:span></text:p>
            <text:p><text:span text:style-name="T8"/></text:p>
            <text:p><text:span text:style-name="T11">grün: Stringliteral </text:span></text:p>
          </draw:text-box>
        </draw:frame>
      </draw:page>
      <draw:page draw:name="page12" draw:style-name="dp1" draw:master-page-name="Standard">
        <draw:frame draw:style-name="gr12" draw:text-style-name="P2" draw:layer="layout" svg:width="11.7cm" svg:height="3.5cm" svg:x="3.5cm" svg:y="4.4cm">
          <draw:text-box>
            <text:p><text:span text:style-name="T14">boolean</text:span><text:span text:style-name="T8"> </text:span><text:span text:style-name="T4">bval</text:span><text:span text:style-name="T7"> </text:span><text:span text:style-name="T4">= </text:span><text:span text:style-name="T11">true</text:span><text:span text:style-name="T4">;</text:span></text:p>
            <text:p><text:span text:style-name="T8"/></text:p>
            <text:p><text:span text:style-name="T11">grün: boolescher literal </text:span></text:p>
          </draw:text-box>
        </draw:frame>
      </draw:page>
      <draw:page draw:name="page13" draw:style-name="dp1" draw:master-page-name="Standard">
        <draw:frame draw:style-name="gr13" draw:text-style-name="P2" draw:layer="layout" svg:width="11.7cm" svg:height="3.5cm" svg:x="4.4cm" svg:y="4.8cm">
          <draw:text-box>
            <text:p><text:span text:style-name="T8">float variable = </text:span><text:span text:style-name="T11">null</text:span><text:span text:style-name="T8">;</text:span></text:p>
            <text:p><text:span text:style-name="T8"/></text:p>
            <text:p><text:span text:style-name="T11">grün: null-literal </text:span></text:p>
          </draw:text-box>
        </draw:frame>
      </draw:page>
      <draw:page draw:name="page14" draw:style-name="dp1" draw:master-page-name="Standard">
        <draw:frame draw:style-name="gr14" draw:text-style-name="P3" draw:layer="layout" svg:width="13.4cm" svg:height="7.361cm" svg:x="2.2cm" svg:y="1.5cm">
          <draw:text-box>
            <text:p><text:span text:style-name="T6">public static void main(String[] args) {</text:span></text:p>
            <text:p><text:span text:style-name="T15"><text:tab/></text:span><text:span text:style-name="T16">//</text:span><text:span text:style-name="T6">single line comment</text:span></text:p>
            <text:p><text:span text:style-name="T17"><text:tab/></text:span><text:span text:style-name="T16">/*</text:span><text:span text:style-name="T6">multi</text:span></text:p>
            <text:p><text:span text:style-name="T6"><text:tab/></text:span><text:span text:style-name="T6"> <text:s/></text:span><text:span text:style-name="T6">line</text:span></text:p>
            <text:p><text:span text:style-name="T13"><text:tab/></text:span><text:span text:style-name="T13"> <text:s/></text:span><text:span text:style-name="T13">comment</text:span><text:span text:style-name="T16">*/</text:span></text:p>
            <text:p><text:span text:style-name="T6">}</text:span></text:p>
            <text:p><text:span text:style-name="T6"/></text:p>
            <text:p><text:span text:style-name="T16">lila: einzeiliger Kommentar: // ...</text:span></text:p>
            <text:p><text:span text:style-name="T16"><text:s text:c="6"/></text:span><text:span text:style-name="T16">mehrzeiliger Kommentar: /* … */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" style:display-name="Standard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1" style:display-name="Standard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1" style:display-name="Standard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2" style:display-name="Standard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2" style:display-name="Standard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" style:display-name="Standard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" style:display-name="Standard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3" style:display-name="Standard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3" style:display-name="Standard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_5f_1" style:display-name="Standard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_5f_1" style:display-name="Standard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_5f_1_5f_1" style:display-name="Standard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_5f_1_5f_1" style:display-name="Standard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3" style:display-name="Standard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3" style:display-name="Standard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4" style:display-name="Standard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4" style:display-name="Standard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4_5f_1" style:display-name="Standard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4_5f_1" style:display-name="Standard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4_5f_2" style:display-name="Standard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4_5f_2" style:display-name="Standard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4_5f_3" style:display-name="Standard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4_5f_3" style:display-name="Standard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4_5f_4" style:display-name="Standard_1_4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4_5f_4" style:display-name="Standard_1_4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4_5f_5" style:display-name="Standard_1_4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4_5f_5" style:display-name="Standard_1_4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5" style:display-name="Standard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5" style:display-name="Standard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2" style:display-name="Standard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2" style:display-name="Standard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3" style:display-name="Standard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3" style:display-name="Standard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4" style:display-name="Standard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4" style:display-name="Standard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5" style:display-name="Standard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5" style:display-name="Standard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5_5f_1" style:display-name="Standard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5_5f_1" style:display-name="Standard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5_5f_1_5f_1" style:display-name="Standard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5_5f_1_5f_1" style:display-name="Standard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_5f_1_5f_2" style:display-name="Standard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_5f_1_5f_2" style:display-name="Standard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2T15:36:50.029000000</meta:creation-date>
    <dc:date>2019-05-27T02:10:56.984000000</dc:date>
    <meta:editing-duration>PT42M13S</meta:editing-duration>
    <meta:editing-cycles>56</meta:editing-cycles>
    <meta:generator>LibreOffice/6.2.3.2$Windows_X86_64 LibreOffice_project/aecc05fe267cc68dde00352a451aa867b3b546ac</meta:generator>
    <meta:document-statistic meta:object-count="14"/>
  </office:meta>
</office:document-meta>
</file>